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fo:font-weight="bold" officeooo:rsid="001c2066" officeooo:paragraph-rsid="001c2066" style:font-weight-asian="bold" style:font-weight-complex="bold"/>
    </style:style>
    <style:style style:name="P5" style:family="paragraph" style:parent-style-name="Standard">
      <style:text-properties fo:font-weight="bold" officeooo:rsid="0024c06f" officeooo:paragraph-rsid="0024c06f" style:font-weight-asian="bold" style:font-weight-complex="bold"/>
    </style:style>
    <style:style style:name="P6" style:family="paragraph" style:parent-style-name="Standard">
      <style:text-properties fo:font-weight="bold" officeooo:rsid="002978b2" officeooo:paragraph-rsid="002978b2" style:font-weight-asian="bold" style:font-weight-complex="bold"/>
    </style:style>
    <style:style style:name="P7" style:family="paragraph" style:parent-style-name="Standard">
      <style:text-properties fo:font-weight="bold" officeooo:rsid="002b43fe" officeooo:paragraph-rsid="002b43fe" style:font-weight-asian="bold" style:font-weight-complex="bold"/>
    </style:style>
    <style:style style:name="P8" style:family="paragraph" style:parent-style-name="Standard">
      <style:text-properties officeooo:rsid="001c2066" officeooo:paragraph-rsid="001c2066"/>
    </style:style>
    <style:style style:name="P9" style:family="paragraph" style:parent-style-name="Standard">
      <style:text-properties officeooo:rsid="001c2066" officeooo:paragraph-rsid="0024c06f"/>
    </style:style>
    <style:style style:name="P10" style:family="paragraph" style:parent-style-name="Standard">
      <style:text-properties officeooo:rsid="001c2066" officeooo:paragraph-rsid="0025fc46"/>
    </style:style>
    <style:style style:name="P11" style:family="paragraph" style:parent-style-name="Standard">
      <style:text-properties officeooo:rsid="001c2066" officeooo:paragraph-rsid="002978b2"/>
    </style:style>
    <style:style style:name="P12" style:family="paragraph" style:parent-style-name="Standard">
      <style:text-properties officeooo:rsid="001c2066" officeooo:paragraph-rsid="002e04e7"/>
    </style:style>
    <style:style style:name="P13" style:family="paragraph" style:parent-style-name="Standard">
      <style:text-properties officeooo:rsid="001c2066" officeooo:paragraph-rsid="0030002a"/>
    </style:style>
    <style:style style:name="P14" style:family="paragraph" style:parent-style-name="Standard">
      <style:text-properties officeooo:rsid="0024c06f" officeooo:paragraph-rsid="0024c06f"/>
    </style:style>
    <style:style style:name="P15" style:family="paragraph" style:parent-style-name="Standard">
      <style:text-properties officeooo:rsid="002978b2" officeooo:paragraph-rsid="002978b2"/>
    </style:style>
    <style:style style:name="P16" style:family="paragraph" style:parent-style-name="Standard">
      <style:text-properties officeooo:rsid="002978b2" officeooo:paragraph-rsid="002b3a92"/>
    </style:style>
    <style:style style:name="P17" style:family="paragraph" style:parent-style-name="Standard">
      <style:text-properties officeooo:rsid="002978b2" officeooo:paragraph-rsid="002b3a92"/>
    </style:style>
    <style:style style:name="P18" style:family="paragraph" style:parent-style-name="Standard">
      <style:text-properties officeooo:rsid="002978b2" officeooo:paragraph-rsid="00321136"/>
    </style:style>
    <style:style style:name="P19" style:family="paragraph" style:parent-style-name="Standard">
      <style:text-properties officeooo:rsid="001c2066" officeooo:paragraph-rsid="002978b2"/>
    </style:style>
    <style:style style:name="P20" style:family="paragraph" style:parent-style-name="Standard">
      <style:text-properties officeooo:rsid="001c2066" officeooo:paragraph-rsid="00321136"/>
    </style:style>
    <style:style style:name="P21" style:family="paragraph" style:parent-style-name="Standard">
      <style:text-properties officeooo:rsid="00321136" officeooo:paragraph-rsid="003211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dd0"/>
    </style:style>
    <style:style style:name="T3" style:family="text">
      <style:text-properties officeooo:rsid="001f007a"/>
    </style:style>
    <style:style style:name="T4" style:family="text">
      <style:text-properties officeooo:rsid="0021bb8d"/>
    </style:style>
    <style:style style:name="T5" style:family="text">
      <style:text-properties officeooo:rsid="0024c06f"/>
    </style:style>
    <style:style style:name="T6" style:family="text">
      <style:text-properties officeooo:rsid="0025fc46"/>
    </style:style>
    <style:style style:name="T7" style:family="text">
      <style:text-properties officeooo:rsid="002978b2"/>
    </style:style>
    <style:style style:name="T8" style:family="text">
      <style:text-properties officeooo:rsid="001c2066"/>
    </style:style>
    <style:style style:name="T9" style:family="text">
      <style:text-properties officeooo:rsid="002b3a92"/>
    </style:style>
    <style:style style:name="T10" style:family="text">
      <style:text-properties officeooo:rsid="002c531a"/>
    </style:style>
    <style:style style:name="T11" style:family="text">
      <style:text-properties officeooo:rsid="002ec3d7"/>
    </style:style>
    <style:style style:name="T12" style:family="text">
      <style:text-properties officeooo:rsid="0030002a"/>
    </style:style>
    <style:style style:name="T13" style:family="text">
      <style:text-properties officeooo:rsid="003211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<text:span text:style-name="T7">2</text:span>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7">user ID setup:</text:p>
      <text:p text:style-name="P1">HF_USER=$(huggingface-cli whoami | head -n 1)</text:p>
      <text:p text:style-name="P1">echo $HF_USER</text:p>
      <text:p text:style-name="P1"/>
      <text:p text:style-name="P4">Record:</text:p>
      <text:p text:style-name="P8"/>
      <text:p text:style-name="P8">python -m lerobot.record \</text:p>
      <text:p text:style-name="P8"><text:s text:c="2"/>--robot.type=so100_follower \</text:p>
      <text:p text:style-name="P8"><text:s text:c="2"/>--robot.port=/dev/follower_motor \</text:p>
      <text:p text:style-name="P8"><text:s text:c="2"/>--robot.id=so100_follower_arm \</text:p>
      <text:p text:style-name="P8"><text:s text:c="2"/>--robot.cameras="{ top: {type: opencv, index_or_path: 0, width: 640, height: 480, fps: 30}, front: {type: opencv, index_or_path: <text:span text:style-name="T3">2</text:span>, width: 640, height: 480, fps: 30} }" \</text:p>
      <text:p text:style-name="P8"><text:s text:c="2"/>--teleop.type=so100_leader \</text:p>
      <text:p text:style-name="P8"><text:s text:c="2"/>--teleop.port=/dev/leader_motor \</text:p>
      <text:p text:style-name="P8"><text:s text:c="2"/>--teleop.id=so100_leader_arm \</text:p>
      <text:p text:style-name="P8"><text:s text:c="2"/>--display_data=<text:span text:style-name="T11">false</text:span> \</text:p>
      <text:p text:style-name="P8"><text:s text:c="2"/>--dataset.repo_id=${HF_USER}/<text:span text:style-name="T2">test_</text:span><text:span text:style-name="T12">add_threads</text:span> \</text:p>
      <text:p text:style-name="P8"><text:s text:c="2"/>--dataset.num_episodes=<text:span text:style-name="T4">5</text:span> \</text:p>
      <text:p text:style-name="P8"><text:s text:c="2"/>--dataset.single_task="Pick and place at Grid spot 1" \</text:p>
      <text:p text:style-name="P8"><text:s text:c="2"/>--dataset.episode_time_s=<text:span text:style-name="T4">5</text:span> \</text:p>
      <text:p text:style-name="P8"><text:s text:c="2"/>--dataset.reset_time_s=<text:span text:style-name="T4">5</text:span> \</text:p>
      <text:p text:style-name="P8"><text:s text:c="2"/>--dataset.push_to_hub=<text:span text:style-name="T12">true</text:span> \</text:p>
      <text:p text:style-name="P8"><text:s text:c="2"/>--dataset.fps=30 \</text:p>
      <text:p text:style-name="P8"><text:s text:c="2"/>--dataset.video=true \</text:p>
      <text:p text:style-name="P8"><text:s text:c="2"/>--dataset.private=false \</text:p>
      <text:p text:style-name="P8"><text:s text:c="2"/>--dataset.tags=["<text:span text:style-name="T4">robotics</text:span>",“<text:span text:style-name="T4">lerobot</text:span>”,“<text:span text:style-name="T4">so100</text:span>”] \</text:p>
      <text:p text:style-name="P13"><text:s text:c="2"/>--dataset.num_image_writer_processes<text:span text:style-name="T12">=1</text:span> \</text:p>
      <text:p text:style-name="P8"><text:s text:c="2"/>--resume=<text:span text:style-name="T2">fals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>train:</text:p>
      <text:p text:style-name="P14"/>
      <text:p text:style-name="P8">python lerobot/scripts/train.py \</text:p>
      <text:p text:style-name="P8"><text:s text:c="2"/>--dataset.repo_id=${HF_USER}/placeCoinOnGrid_v01 \</text:p>
      <text:p text:style-name="P8"><text:s text:c="2"/>--policy.type=act<text:span text:style-name="T5">_lang</text:span> \</text:p>
      <text:p text:style-name="P8"><text:s text:c="2"/>--output_dir=outputs/train/<text:span text:style-name="T10">random</text:span>-test \</text:p>
      <text:p text:style-name="P8"><text:s text:c="2"/>--job_name=act-lang-policy-test \</text:p>
      <text:p text:style-name="P8"><text:s text:c="2"/>--policy.device=cuda \</text:p>
      <text:p text:style-name="P8"><text:s text:c="2"/>--wandb.enable=true \</text:p>
      <text:p text:style-name="P9"><text:s text:c="2"/>--<text:span text:style-name="T5">save_freq=1000</text:span> \</text:p>
      <text:p text:style-name="P9"><text:s text:c="2"/>--<text:span text:style-name="T5">log_freq=100</text:span> \</text:p>
      <text:p text:style-name="P9"><text:s text:c="2"/>--<text:span text:style-name="T5">num_workers=4</text:span> \</text:p>
      <text:p text:style-name="P9"><text:s text:c="2"/>--<text:span text:style-name="T5">batch_size=32</text:span> \</text:p>
      <text:p text:style-name="P10"><text:s text:c="2"/>--<text:span text:style-name="T6">policy.optimizer_lr=4e-05</text:span> \</text:p>
      <text:p text:style-name="P10"><text:s text:c="2"/>--<text:span text:style-name="T6">steps=15_000</text:span> \</text:p>
      <text:p text:style-name="P10"><text:s text:c="2"/>--<text:span text:style-name="T6">dataset.epi</text:span><text:span text:style-name="T10">s</text:span><text:span text:style-name="T6">odes=[</text:span><text:span text:style-name="T10">13,14</text:span><text:span text:style-name="T6">]</text:span> \</text:p>
      <text:p text:style-name="P8"><text:s text:c="2"/>--policy.repo_id=${HF_USER}/<text:span text:style-name="T10">random-</text:span>test </text:p>
      <text:p text:style-name="P8"/>
      <text:p text:style-name="P8"/>
      <text:p text:style-name="P6">eval:</text:p>
      <text:p text:style-name="P15"/>
      <text:p text:style-name="P15">python -m lerobot.record <text:s/>\</text:p>
      <text:p text:style-name="P15"><text:s text:c="2"/>--robot.type=so100_follower \</text:p>
      <text:p text:style-name="P15"><text:s text:c="2"/>--robot.port=/dev/follower_motor \</text:p>
      <text:p text:style-name="P11"><text:s text:c="2"/>--robot.cameras="{ top: {type: opencv, index_or_path: 0, width: 640, height: 480, fps: 30}, front: {type: opencv, index_or_path: <text:span text:style-name="T3">2</text:span>, width: 640, height: 480, fps: 30} }" \</text:p>
      <text:p text:style-name="P15"><text:s text:c="2"/>--robot.id=so100_follower_arm \</text:p>
      <text:p text:style-name="P12"><text:s text:c="2"/>--teleop.type=so100_leader \</text:p>
      <text:p text:style-name="P12"><text:s text:c="2"/>--teleop.port=/dev/leader_motor \</text:p>
      <text:p text:style-name="P12"><text:s text:c="2"/>--teleop.id=so100_leader_arm \</text:p>
      <text:p text:style-name="P15"><text:s text:c="2"/>--display_data=false \</text:p>
      <text:p text:style-name="P16"><text:s text:c="2"/>--dataset.repo_id=${HF_USER}/eval_<text:span text:style-name="T8">act-lang-policy-test-</text:span><text:span text:style-name="T9">gp1to3_parallel</text:span> \</text:p>
      <text:p text:style-name="P15"><text:s text:c="2"/>--dataset.single_task="<text:span text:style-name="T8">Pick and place at Grid spot 1</text:span>" \</text:p>
      <text:p text:style-name="P16"><text:s text:c="2"/>--policy.path=${HF_USER}/<text:span text:style-name="T8">act-lang-policy-test-</text:span><text:span text:style-name="T9">gp1to3_parallel</text:span> <text:span text:style-name="T8"><text:s/></text:span>\</text:p>
      <text:p text:style-name="P11"><text:s text:c="2"/>--dataset.num_episodes=<text:span text:style-name="T4">5</text:span> \</text:p>
      <text:p text:style-name="P11"><text:s text:c="2"/>--dataset.episode_time_s=2<text:span text:style-name="T4">5</text:span> \</text:p>
      <text:p text:style-name="P11"><text:s text:c="2"/>--dataset.reset_time_s=<text:span text:style-name="T4">5</text:span> \</text:p>
      <text:p text:style-name="P11"><text:s text:c="2"/>--dataset.push_to_hub=<text:span text:style-name="T4">true</text:span> \</text:p>
      <text:p text:style-name="P11"><text:s text:c="2"/>--dataset.fps=30 \</text:p>
      <text:p text:style-name="P11"><text:s text:c="2"/>--resume=<text:span text:style-name="T2">false</text:span></text:p>
      <text:p text:style-name="P11"/>
      <text:p text:style-name="P21">eval smolVLA</text:p>
      <text:p text:style-name="P21"/>
      <text:p text:style-name="P18">python -m lerobot.record <text:s/>\</text:p>
      <text:p text:style-name="P18"><text:s text:c="2"/>--robot.type=so100_follower \</text:p>
      <text:p text:style-name="P18"><text:s text:c="2"/>--robot.port=/dev/follower_motor \</text:p>
      <text:p text:style-name="P20"><text:s text:c="2"/>--robot.cameras="{ top: {type: opencv, index_or_path: 0, width: 640, height: 480, fps: 30}, front: {type: opencv, index_or_path: <text:span text:style-name="T3">2</text:span>, width: 640, height: 480, fps: 30} }" \</text:p>
      <text:p text:style-name="P18"><text:s text:c="2"/>--robot.id=so100_follower_arm \</text:p>
      <text:p text:style-name="P20"><text:s text:c="2"/>--teleop.type=so100_leader \</text:p>
      <text:p text:style-name="P20"><text:s text:c="2"/>--teleop.port=/dev/leader_motor \</text:p>
      <text:p text:style-name="P20"><text:soft-page-break/><text:s text:c="2"/>--teleop.id=so100_leader_arm \</text:p>
      <text:p text:style-name="P18"><text:s text:c="2"/>--display_data=false \</text:p>
      <text:p text:style-name="P18"><text:s text:c="2"/>--dataset.repo_id=Ayush-Sharan-1/<text:span text:style-name="T13">eval-</text:span>TicTacToe-smolVLA-all-<text:span text:style-name="T13">20</text:span>k \</text:p>
      <text:p text:style-name="P18"><text:s text:c="2"/>--dataset.single_task="<text:span text:style-name="T8">Pick and place at Grid spot 1</text:span>" \</text:p>
      <text:p text:style-name="P18"><text:s text:c="2"/>--policy.path=Ayush-Sharan-1/TicTacToe-smolVLA-all-15k<text:span text:style-name="T8"> </text:span>\</text:p>
      <text:p text:style-name="P20"><text:s text:c="2"/>--dataset.num_episodes=<text:span text:style-name="T13">2</text:span> \</text:p>
      <text:p text:style-name="P20"><text:s text:c="2"/>--dataset.episode_time_s=<text:span text:style-name="T13">30</text:span> \</text:p>
      <text:p text:style-name="P20"><text:s text:c="2"/>--dataset.reset_time_s=<text:span text:style-name="T4">5</text:span> \</text:p>
      <text:p text:style-name="P20"><text:s text:c="2"/>--dataset.push_to_hub=<text:span text:style-name="T4">true</text:span> \</text:p>
      <text:p text:style-name="P20"><text:s text:c="2"/>--dataset.fps=<text:span text:style-name="T13">15</text:span> \</text:p>
      <text:p text:style-name="P20"><text:s text:c="2"/>--resume=<text:span text:style-name="T2">fal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7-14T17:03:45.167354351</dc:date>
    <meta:editing-duration>P1DT3H45M55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3" meta:paragraph-count="83" meta:word-count="380" meta:character-count="3582" meta:non-whitespace-character-count="3170"/>
  </office:meta>
</office:document-meta>
</file>